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svg:font-family="'Linux Biolinum'"/>
    <style:font-face style:name="Linux Libertine" svg:font-family="'Linux Libertine'"/>
    <style:font-face style:name="Mangal1" svg:font-family="Mangal"/>
    <style:font-face style:name="Linux Libertine1" svg:font-family="'Linux Libertine'" style:font-adornments="Standard" style:font-pitch="variable"/>
    <style:font-face style:name="Source Sans Pro" svg:font-family="'Source Sans Pro'"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officeooo:paragraph-rsid="002f7797"/>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2f7797" officeooo:paragraph-rsid="002f7797"/>
    </style:style>
    <style:style style:name="P6" style:family="paragraph" style:parent-style-name="Text_20_body">
      <style:paragraph-properties fo:margin-left="1.251cm" fo:margin-right="0cm" fo:text-indent="0cm" style:auto-text-indent="false"/>
      <style:text-properties officeooo:rsid="002f7797" officeooo:paragraph-rsid="002f7797"/>
    </style:style>
    <style:style style:name="P7" style:family="paragraph" style:parent-style-name="Standard">
      <style:text-properties officeooo:rsid="002f7797" officeooo:paragraph-rsid="002f7797"/>
    </style:style>
    <style:style style:name="P8" style:family="paragraph" style:parent-style-name="Text_20_body">
      <style:text-properties officeooo:rsid="0031c30d" officeooo:paragraph-rsid="0031c30d"/>
    </style:style>
    <style:style style:name="P9" style:family="paragraph" style:parent-style-name="Text_20_body" style:list-style-name="L2">
      <style:text-properties officeooo:paragraph-rsid="0031c30d"/>
    </style:style>
    <style:style style:name="P10" style:family="paragraph" style:parent-style-name="Text_20_body">
      <style:text-properties officeooo:rsid="0032dde7" officeooo:paragraph-rsid="0032dde7"/>
    </style:style>
    <style:style style:name="P11" style:family="paragraph" style:parent-style-name="Text_20_body" style:list-style-name="L4">
      <style:text-properties officeooo:paragraph-rsid="0032dde7"/>
    </style:style>
    <style:style style:name="P12" style:family="paragraph" style:parent-style-name="Text_20_body">
      <style:paragraph-properties fo:margin-left="1.251cm" fo:margin-right="0cm" fo:text-indent="0cm" style:auto-text-indent="false"/>
      <style:text-properties officeooo:rsid="00329b07" officeooo:paragraph-rsid="0031c30d"/>
    </style:style>
    <style:style style:name="P13" style:family="paragraph" style:parent-style-name="Text_20_body">
      <style:paragraph-properties fo:margin-left="1.251cm" fo:margin-right="0cm" fo:text-indent="0cm" style:auto-text-indent="false"/>
      <style:text-properties officeooo:rsid="0031c30d" officeooo:paragraph-rsid="0031c30d"/>
    </style:style>
    <style:style style:name="P14" style:family="paragraph" style:parent-style-name="Text_20_body">
      <style:paragraph-properties fo:margin-left="1.251cm" fo:margin-right="0cm" fo:text-indent="0cm" style:auto-text-indent="false"/>
      <style:text-properties officeooo:rsid="0032dde7" officeooo:paragraph-rsid="0032dde7"/>
    </style:style>
    <style:style style:name="P15" style:family="paragraph" style:parent-style-name="Text_20_body">
      <style:paragraph-properties fo:margin-left="0cm" fo:margin-right="0cm" fo:text-indent="0cm" style:auto-text-indent="false"/>
      <style:text-properties officeooo:rsid="0031c30d" officeooo:paragraph-rsid="0031c30d"/>
    </style:style>
    <style:style style:name="P16" style:family="paragraph" style:parent-style-name="Text_20_body">
      <style:paragraph-properties fo:margin-left="0cm" fo:margin-right="0cm" fo:text-indent="0cm" style:auto-text-indent="false"/>
      <style:text-properties officeooo:paragraph-rsid="0031c30d"/>
    </style:style>
    <style:style style:name="P17" style:family="paragraph" style:parent-style-name="Text_20_body">
      <style:paragraph-properties fo:margin-left="0cm" fo:margin-right="0cm" fo:text-indent="0cm" style:auto-text-indent="false"/>
      <style:text-properties officeooo:paragraph-rsid="0032dde7"/>
    </style:style>
    <style:style style:name="T1" style:family="text">
      <style:text-properties officeooo:rsid="002e77f1"/>
    </style:style>
    <style:style style:name="T2" style:family="text">
      <style:text-properties officeooo:rsid="002f7797"/>
    </style:style>
    <style:style style:name="T3" style:family="text">
      <style:text-properties fo:font-style="italic" style:font-style-asian="italic" style:font-style-complex="italic"/>
    </style:style>
    <style:style style:name="T4" style:family="text">
      <style:text-properties fo:font-style="italic" officeooo:rsid="0031c30d" style:font-style-asian="italic" style:font-style-complex="italic"/>
    </style:style>
    <style:style style:name="T5" style:family="text">
      <style:text-properties officeooo:rsid="0031c30d"/>
    </style:style>
    <style:style style:name="T6" style:family="text">
      <style:text-properties officeooo:rsid="00329b07"/>
    </style:style>
    <style:style style:name="T7" style:family="text">
      <style:text-properties officeooo:rsid="0032dde7"/>
    </style:style>
    <style:style style:name="T8" style:family="text">
      <style:text-properties officeooo:rsid="0034f0aa"/>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a" text:start-value="4">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text:start-value="6">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rste Ordnung zur Änderung der Geschäftsordnung der Fachschaftenkonferenz der Rheinischen Friedrich-Wilhelms- Universität Bonn [FKGO]</text:p>
      <text:p text:style-name="P4">Vom <text:span text:style-name="T8">29</text:span>. Juni 2015</text:p>
      <text:p text:style-name="Text_20_body">Aufgrund § 34 Abs. 2 der Geschäftsordnung der Fachschaftenkonferenz der Rheinischen Friedrich-Wilhelms-Universität Bonn [FKGO] in der Fassung der Bekanntmachung vom 1. Juni 2015 hat die Fachschaftenkonferenz folgende Änderungsordnung beschlossen:</text:p>
      <text:p text:style-name="P3">- Artikel I -</text:p>
      <text:p text:style-name="Text_20_body">Die Geschäftsordnung der Fachschaftenkonferenz der Rheinischen Friedrich-Wilhelms-Universität Bonn [FKGO] in der Fassung der Bekanntmachung vom 1. Juni 2015 (AKUT extra) wird wie folgt geändert:</text:p>
      <text:p text:style-name="Text_20_body"/>
      <text:p text:style-name="Text_20_body">(<text:span text:style-name="T2">1</text:span>) <text:span text:style-name="T2">In Anlage 1 wird in § 02 „2014/2015“ ersetzt durch „2015/2016“.</text:span></text:p>
      <text:p text:style-name="P5">(2) § 29 Abs. 1 wird wie folgt neu gefasst:</text:p>
      <text:p text:style-name="P6">(1) Das FSK kann auf der FK BFsG für fachschaftsübergreifende Maßnahmen und Anschaffungen beantragen. In diesen Fällen muss die Fachschaftenkonferenz die Anträge vor Beginn der Maßnahme entscheiden. Maßnahmen, deren zu beantragende Kosten nicht durch §30 abgedeckt sind, und Fahrten ins Ausland bedürfen abweichend von §31(1) keiner Vorankündigung. §15 gilt entsprechend.</text:p>
      <text:p text:style-name="P8">(3) <text:span text:style-name="T6">In</text:span> <text:bookmark text:name="§25"/>§ 25 <text:span text:style-name="T6">wird als Absatz 8 eingefügt:</text:span></text:p>
      <text:p text:style-name="P12">(8) Im Falle einer Wahlprüfung ist die Anweisung bzw. Auszahlung von AFsG und BFsG an die betreffende Fachschaft auszusetzen, bis alle angeforderten Unterlagen beim Wahlprüfungsausschuss eingegangen sind. <text:span text:style-name="T5">Solange</text:span> eine Wahlprüfung aufgrund fehlender Unterlagen nicht möglich <text:span text:style-name="T5">ist</text:span>, kann die betreffende Fachschaft für die betroffene Wahlperiode keine Anträge auf AFsG und BFsG stellen, außer sie hat diesen Umstand nachweislich nicht selbst zu verschulden.</text:p>
      <text:p text:style-name="P15">(4) § 17 Abs. 1 wird wie folgt neu gefasst:</text:p>
      <text:p text:style-name="P13">(1) Der Vorsitzende und weitere Mitglieder des FSK werden zu Beginn des Wintersemesters mit einfacher Mehrheit für ein Jahr gewählt. Sie können zurücktreten oder auf Antrag von mindestens fünf Fachschaften durch gleichzeitige Neuwahl abgewählt werden.</text:p>
      <text:p text:style-name="P15">(5) § 17 Abs. 4 wird wie folgt neu gefasst:</text:p>
      <text:p text:style-name="P13">(4) Das Amt eines weiteren Mitgliedes des FSK ist unvereinbar mit der Mitgliedschaft in einem FSV-Vorstand, der Mitgliedschaft in einem FSR-Vorstand, dem Posten des Finanzreferenten einer Fachschaft oder einem Referentenposten innerhalb des AStA.</text:p>
      <text:p text:style-name="P16"><text:soft-page-break/><text:span text:style-name="T5">(6) In § 24 Abs. 3 wird „</text:span>oder sein Vertreter“ <text:span text:style-name="T5">durch „oder ein von ihm bestimmter Vertreter“ ersetzt.</text:span></text:p>
      <text:p text:style-name="P16"><text:span text:style-name="T5">(7) In § 25 Abs. 4 werden die Sätze „</text:span>Abweichend hierzu ist die erste FK eines Semesters keine Finanz-FK. Die zweite und dritte FK eines Semesters sind dann Finanz-FK.“ <text:span text:style-name="T5">gestrichen.</text:span></text:p>
      <text:p text:style-name="P16"><text:span text:style-name="T5">(8) <text:s/>In § 26 Abs. 5 wird Teil d. wie folgt neu gefasst:</text:span></text:p>
      <text:list xml:id="list3877690684403830410" text:style-name="L2">
        <text:list-item>
          <text:p text:style-name="P9"><text:span text:style-name="T5">das vom Protokollanten unterschriebene Protokoll der Sitzung, auf der dieser HHP beschlossen wurde, mit allen weiteren vom jeweiligen Protokollanten unterschriebenen Protokollen der Sitzungen, auf denen Änderungen des HHP beschlossen wurden.</text:span></text:p>
        </text:list-item>
      </text:list>
      <text:p text:style-name="P17"><text:span text:style-name="T5">(9) <text:s/>In § 26 Abs. 5 wird Teil f. wie folgt neu gefasst:</text:span></text:p>
      <text:list xml:id="list2814322135995959606" text:style-name="L4">
        <text:list-item>
          <text:p text:style-name="P11"><text:span text:style-name="T7">die Kassenabrechnungen, die den Antragszeitraum abdecken, orientiert an den Posten des HHP mit Kassenständen zu Beginn und zu Ende des Antragszeitraums, unterschrieben vom Finanzreferenten.</text:span></text:p>
        </text:list-item>
      </text:list>
      <text:p text:style-name="P10">(10) In § 26 Abs. 5 wird Teil g. gestrichen.</text:p>
      <text:p text:style-name="P10">(11) In § 31 wird als Absatz 6 zu Absatz 7 und Absatz 5 zu Absatz 6. Als neuer Absatz 5 wird eingefügt:</text:p>
      <text:p text:style-name="P14">(5) Die FK hat das Recht, Anträge zurückzuweisen, wenn sie der Ansicht ist, dass diese unberechtigt sind. Ebenso kann die FK lediglich einen Teil der beantragten Summe bewilligen.</text:p>
      <text:p text:style-name="P17"/>
      <text:p text:style-name="P1">- Artikel II -</text:p>
      <text:p text:style-name="Standard"/>
      <text:p text:style-name="P2"><text:span text:style-name="T2">(1) </text:span>Diese Ordnung tritt am Tag nach ihrer Veröffentlichung in Kraft. Sie wird in de<text:span text:style-name="T1">r AKUT veröffentlicht</text:span>.</text:p>
      <text:p text:style-name="P2"/>
      <text:p text:style-name="P2"><text:span text:style-name="T2">(2) Das Fachschaftenkollektiv veröffentlicht auf seiner Internetseite eine nichtoffizielle Gesamtfassung der FKGO, die die Änderungen dieser Änderungsordnung enthält.</text:span>“</text:p>
      <text:p text:style-name="Standard"/>
      <text:p text:style-name="Standard"/>
      <text:p text:style-name="P7"><text:span text:style-name="T3">Beschlossen durch die Fachschaftenkonferenz am </text:span><text:span text:style-name="T4">29.06.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Biolinum" svg:font-family="'Linux Biolinum'"/>
    <style:font-face style:name="Linux Libertine" svg:font-family="'Linux Libertine'"/>
    <style:font-face style:name="Mangal1" svg:font-family="Mangal"/>
    <style:font-face style:name="Linux Libertine1" svg:font-family="'Linux Libertine'" style:font-adornments="Standard" style:font-pitch="variable"/>
    <style:font-face style:name="Source Sans Pro" svg:font-family="'Source Sans Pro'"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1" fo:font-family="'Linux Libertine'"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fo:font-family="'Linux Biolinum'"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name="Linux Libertine" fo:font-family="'Linux Libertine'"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fo:font-family="'Linux Libertin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Source Sans Pro" fo:font-family="'Source Sans Pro'"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en Zemanek</meta:initial-creator>
    <meta:creation-date>2015-03-26T15:16:42.854229306</meta:creation-date>
    <dc:date>2015-06-29T21:34:14.658401676</dc:date>
    <dc:creator>Sven Zemanek</dc:creator>
    <meta:editing-duration>PT2H11M</meta:editing-duration>
    <meta:editing-cycles>25</meta:editing-cycles>
    <meta:generator>LibreOffice/4.3.7.2$Linux_X86_64 LibreOffice_project/430m0$Build-2</meta:generator>
    <meta:document-statistic meta:table-count="0" meta:image-count="0" meta:object-count="0" meta:page-count="2" meta:paragraph-count="27" meta:word-count="541" meta:character-count="3652" meta:non-whitespace-character-count="3138"/>
  </office:meta>
</office:document-meta>
</file>